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Text_20_body">
      <style:text-properties officeooo:paragraph-rsid="004f48b3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7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8" style:family="paragraph" style:parent-style-name="Text_20_body" style:list-style-name="L1">
      <style:text-properties officeooo:paragraph-rsid="004f48b3"/>
    </style:style>
    <style:style style:name="P9" style:family="paragraph" style:parent-style-name="Text_20_body" style:list-style-name="L1">
      <style:text-properties fo:font-weight="bold" officeooo:paragraph-rsid="004f48b3" fo:background-color="#ffff00" style:font-weight-asian="bold" style:font-weight-complex="bold"/>
    </style:style>
    <style:style style:name="P10" style:family="paragraph" style:parent-style-name="Text_20_body" style:list-style-name="L2">
      <style:text-properties fo:font-weight="bold" officeooo:paragraph-rsid="004f48b3" fo:background-color="#ffff00" style:font-weight-asian="bold" style:font-weight-complex="bold"/>
    </style:style>
    <style:style style:name="P11" style:family="paragraph" style:parent-style-name="Text_20_body" style:list-style-name="L3">
      <style:text-properties fo:font-weight="bold" officeooo:paragraph-rsid="004f48b3" fo:background-color="#ffff00" style:font-weight-asian="bold" style:font-weight-complex="bold"/>
    </style:style>
    <style:style style:name="P12" style:family="paragraph" style:parent-style-name="Text_20_body" style:list-style-name="L4">
      <style:text-properties fo:font-weight="bold" officeooo:paragraph-rsid="004f48b3" fo:background-color="#ffff00" style:font-weight-asian="bold" style:font-weight-complex="bold"/>
    </style:style>
    <style:style style:name="P13" style:family="paragraph" style:parent-style-name="Text_20_body" style:list-style-name="L5">
      <style:text-properties fo:font-weight="bold" officeooo:paragraph-rsid="004f48b3" fo:background-color="#ffff00" style:font-weight-asian="bold" style:font-weight-complex="bold"/>
    </style:style>
    <style:style style:name="P14" style:family="paragraph" style:parent-style-name="Text_20_body" style:list-style-name="L2">
      <style:text-properties officeooo:paragraph-rsid="004f48b3"/>
    </style:style>
    <style:style style:name="P15" style:family="paragraph" style:parent-style-name="Text_20_body" style:list-style-name="L3">
      <style:text-properties officeooo:paragraph-rsid="004f48b3"/>
    </style:style>
    <style:style style:name="P16" style:family="paragraph" style:parent-style-name="Text_20_body" style:list-style-name="L4">
      <style:text-properties officeooo:paragraph-rsid="004f48b3"/>
    </style:style>
    <style:style style:name="P17" style:family="paragraph" style:parent-style-name="Text_20_body" style:list-style-name="L5">
      <style:text-properties officeooo:paragraph-rsid="004f48b3"/>
    </style:style>
    <style:style style:name="P18" style:family="paragraph" style:parent-style-name="Text_20_body" style:list-style-name="L6">
      <style:text-properties officeooo:paragraph-rsid="004f48b3"/>
    </style:style>
    <style:style style:name="P19" style:family="paragraph" style:parent-style-name="Text_20_body" style:list-style-name="L5">
      <style:text-properties fo:font-weight="normal" officeooo:paragraph-rsid="004f48b3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3af1f" style:font-weight-asian="bold" style:font-weight-complex="bold"/>
    </style:style>
    <style:style style:name="T4" style:family="text">
      <style:text-properties officeooo:rsid="030c9b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a1" table:style-name="Tabla1">
        <table:table-column table:style-name="Tabla1.A"/>
        <table:table-column table:style-name="Tabla1.B"/>
        <table:table-row table:style-name="TableLine1216290295888"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2"/>
      <table:table table:name="Tabla4" table:style-name="Tabla4">
        <table:table-column table:style-name="Tabla4.A"/>
        <table:table-column table:style-name="Tabla4.B"/>
        <table:table-row table:style-name="TableLine1216290296704">
          <table:table-cell table:style-name="Tabla4.A1" office:value-type="string">
            <text:p text:style-name="P6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3">O transistor consome <text:span text:style-name="T4">máis</text:span> enerxía que a válvula sen carga.</text:p>
            <text:list xml:id="list3774955712" text:style-name="L1">
              <text:list-item>
                <text:p text:style-name="P8">Verdadeiro</text:p>
              </text:list-item>
              <text:list-item>
                <text:p text:style-name="P9">Falso</text:p>
              </text:list-item>
            </text:list>
            <text:p text:style-name="P3">O transistor ten un menor tempo de resposta que a válvula sen carga (é máis rápido).</text:p>
            <text:list xml:id="list1251043906" text:style-name="L2">
              <text:list-item>
                <text:p text:style-name="P10">Verdadeiro</text:p>
              </text:list-item>
              <text:list-item>
                <text:p text:style-name="P14">Falso</text:p>
              </text:list-item>
            </text:list>
            <text:p text:style-name="P3">A válvula sen carga é máis perigosa de manipular que o transistor debido á alta voltaxe co que traballa.</text:p>
            <text:list xml:id="list1987952785" text:style-name="L3">
              <text:list-item>
                <text:p text:style-name="P11">Verdadeiro</text:p>
              </text:list-item>
              <text:list-item>
                <text:p text:style-name="P15">Falso</text:p>
              </text:list-item>
            </text:list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 table:style-name="TableLine1216290289904">
          <table:table-cell table:style-name="Tabla2.A1" office:value-type="string">
            <text:p text:style-name="P6"><draw:frame draw:style-name="fr1" draw:name="Imagen1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3">Que outro nome recibe popularmente o circuíto integrado?</text:p>
            <text:list xml:id="list3454240742" text:style-name="L4">
              <text:list-item>
                <text:p text:style-name="P16">SMT.</text:p>
              </text:list-item>
              <text:list-item>
                <text:p text:style-name="P12">Chip.</text:p>
              </text:list-item>
              <text:list-item>
                <text:p text:style-name="P16">Circuito impreso.</text:p>
              </text:list-item>
            </text:list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1216290293168">
          <table:table-cell table:style-name="Tabla5.A1" office:value-type="string">
            <text:p text:style-name="P6"><draw:frame draw:style-name="fr1" draw:name="Imagen1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3">O microprocesador é un...</text:p>
            <text:list xml:id="list3908293921" text:style-name="L5">
              <text:list-item>
                <text:p text:style-name="P17">Circuito impreso.</text:p>
              </text:list-item>
              <text:list-item>
                <text:p text:style-name="P13">Circuito integrado.</text:p>
              </text:list-item>
              <text:list-item>
                <text:p text:style-name="P19">Circuito SMT.</text:p>
              </text:list-item>
            </text:list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 table:style-name="TableLine1216290304864">
          <table:table-cell table:style-name="Tabla6.A1" office:value-type="string">
            <text:p text:style-name="P6"><draw:frame draw:style-name="fr1" draw:name="Imagen14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6.B1" office:value-type="string">
            <text:p text:style-name="P3">Escribe a xeración correspondente á que corresponden os seguintes compoñentes:</text:p>
            <text:list xml:id="list666144174" text:style-name="L6">
              <text:list-item>
                <text:p text:style-name="P18">Microprocesador: <text:span text:style-name="T3">Terceira xeración (1964-1974)</text:span></text:p>
              </text:list-item>
              <text:list-item>
                <text:p text:style-name="P18"><text:soft-page-break/>Válvula sen carga: <text:span text:style-name="T3">Primeira xeración (1946-1955)</text:span></text:p>
              </text:list-item>
              <text:list-item>
                <text:p text:style-name="P18">Transistor: <text:span text:style-name="T3">Segunda xeración (1955-1964)</text:span></text:p>
              </text:list-item>
              <text:list-item>
                <text:p text:style-name="P18">Circuito integrado: <text:span text:style-name="T3">Terceira xeración(1964-1974)</text:span></text:p>
              </text:list-item>
              <text:list-item>
                <text:p text:style-name="P18">Robots: <text:span text:style-name="T3">Quinta xeración (1983-hoxe)</text:span>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12T18:08:47.345000000</dc:date>
    <meta:editing-duration>PT8H4M19S</meta:editing-duration>
    <meta:editing-cycles>135</meta:editing-cycles>
    <meta:generator>LibreOffice/7.1.2.2$Windows_X86_64 LibreOffice_project/8a45595d069ef5570103caea1b71cc9d82b2aae4</meta:generator>
    <meta:document-statistic meta:table-count="5" meta:image-count="5" meta:object-count="0" meta:page-count="2" meta:paragraph-count="31" meta:word-count="127" meta:character-count="802" meta:non-whitespace-character-count="715"/>
  </office:meta>
</office:document-meta>
</file>